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3.3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5.715cm" svg:y1="5.08cm" svg:x2="5.715cm" svg:y2="14.605cm">
          <text:p/>
        </draw:line>
        <draw:line draw:style-name="gr1" draw:text-style-name="P1" draw:layer="layout" svg:x1="5.715cm" svg:y1="14.605cm" svg:x2="24.13cm" svg:y2="14.605cm">
          <text:p/>
        </draw:line>
        <draw:frame draw:style-name="gr2" draw:layer="layout" svg:width="2.428cm" svg:height="0.962cm" svg:x="3.287cm" svg:y="5.08cm">
          <draw:text-box>
            <text:p>energy</text:p>
          </draw:text-box>
        </draw:frame>
        <draw:frame draw:style-name="gr3" draw:layer="layout" svg:width="4.481cm" svg:height="0.962cm" svg:x="19.685cm" svg:y="14.605cm">
          <draw:text-box>
            <text:p>conformations</text:p>
          </draw:text-box>
        </draw:frame>
        <draw:frame draw:style-name="gr4" draw:text-style-name="P2" draw:layer="layout" svg:width="1.56cm" svg:height="0.806cm" svg:x="16.22cm" svg:y="12.7cm">
          <draw:text-box>
            <text:p><text:span text:style-name="T1">mfe</text:span></text:p>
          </draw:text-box>
        </draw:frame>
        <draw:path draw:style-name="gr5" draw:text-style-name="P1" draw:layer="layout" svg:width="10.411cm" svg:height="14.458cm" draw:transform="skewX (-4.41021808807818E-017) rotate (-1.21125850088502) translate (20.0651503852024cm 0.476655083243665cm)" svg:viewBox="0 0 10412 14459" svg:d="m0-22841c401 130 772-103 1193 34 394 128 799-128 1219-32 416 95 917 122 1268-165 290-237 694-480 661-957-31-447-323-817-702-942-376-125-653-691-255-925 376-220 717-499 1194-569 433-63 819-155 1255-131 499 27 869-91 1293-230 437-143 799-458 1177-726 361-258 623-598 971-879 302-244 508-598 694-945 184-344 427-689 443-1077 18-435-203-889-569-1194-328-272-572-634-846-959-266-314-584-555-710-1020-141-524 385-592 749-586 421 8 809-570 661-957-142-372-737-342-958-662-278-402-780-539-795-1090l-198-376">
          <text:p/>
        </draw:path>
        <draw:frame draw:style-name="gr2" draw:text-style-name="P2" draw:layer="layout" svg:width="4.621cm" svg:height="0.806cm" svg:x="19.05cm" svg:y="10.414cm">
          <draw:text-box>
            <text:p><text:span text:style-name="T1">first local minimu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8T09:15:44</meta:creation-date>
    <meta:editing-duration>PT00H10M00S</meta:editing-duration>
    <meta:editing-cycles>8</meta:editing-cycles>
    <dc:date>2011-03-15T08:15:50</dc:date>
    <meta:generator>OpenOffice.org/3.2$Linux OpenOffice.org_project/320m19$Build-9505</meta:generator>
    <meta:document-statistic meta:object-count="30"/>
  </office:meta>
</office:document-meta>
</file>